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aeb4" officeooo:paragraph-rsid="0017aeb4"/>
    </style:style>
    <style:style style:name="P2" style:family="paragraph" style:parent-style-name="Standard">
      <style:text-properties officeooo:paragraph-rsid="0017aeb4"/>
    </style:style>
    <style:style style:name="P3" style:family="paragraph" style:parent-style-name="Standard">
      <style:text-properties officeooo:rsid="001a1f47" officeooo:paragraph-rsid="001a1f47"/>
    </style:style>
    <style:style style:name="P4" style:family="paragraph" style:parent-style-name="Standard">
      <style:text-properties officeooo:rsid="001a1f47" officeooo:paragraph-rsid="001a60d6"/>
    </style:style>
    <style:style style:name="P5" style:family="paragraph" style:parent-style-name="Standard">
      <style:text-properties officeooo:rsid="001e0aa6" officeooo:paragraph-rsid="001e0aa6"/>
    </style:style>
    <style:style style:name="T1" style:family="text">
      <style:text-properties officeooo:rsid="0017aeb4"/>
    </style:style>
    <style:style style:name="T2" style:family="text">
      <style:text-properties officeooo:rsid="001a60d6"/>
    </style:style>
    <style:style style:name="T3" style:family="text">
      <style:text-properties officeooo:rsid="001cd1f6"/>
    </style:style>
    <style:style style:name="T4" style:family="text">
      <style:text-properties officeooo:rsid="001e0a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nceptual context</text:p>
      <text:p text:style-name="P1">2-state the methodological approach</text:p>
      <text:p text:style-name="P1">3 report the main results and conclusion</text:p>
      <text:p text:style-name="P2"><text:span text:style-name="T1">4synthesis </text:span>which sums up the paper’s key message in generic terms that can be understood by non-specialists, indicating clearly how this study has advanced ecological understanding.</text:p>
      <text:p text:style-name="P2"/>
      <text:p text:style-name="P3">The persistence of phytoplanktonic diversity in spite of competition for basic resources has long been a source of wonder and inspiration to ecologists. To sort out, among the many coexistence mechanisms suggested by theory and experiments, which ones actually maintain diversity in natural ecosystems, long-term field studies are paramount. Here, we analyse a large dataset of phytoplankton abundance time series, counted every two weeks over 20 years, at 10 sites along the French coastline. We estimate biotic interaction networks using dynamic, multispecies autoregressive models. We show that a strong self-regulation, with competition strength within a genus an order of magnitude higher than between genera, was present in all phytoplanktonic interaction networks. This much weaker intergenus competition suggests that niche differentiation - rather than neutrality - is commonplace in phytoplankton. Furthermore, interaction networks are dominated by positive net effects between phytoplanktonic taxa (above 50\% of non-zero interactions on average). Although we do not find any relation between network complexity and stability (sensu resilience), we unveil links between self-regulation, intergenus interaction strengths and abundance. The less common taxa tend to be more strongly self-regulated and can therefore maintain in spite of competition with abundant ones. Strong self-regulation, widespread net facilitation and a covariance between intra- and inter-taxa interaction strengths should therefore be key features of coexistence mechanisms intending to explain phytoplankton diversity maintenance.</text:p>
      <text:p text:style-name="P3"/>
      <text:p text:style-name="P3">1-The persistence of phytoplanktonic diversity in spite of competition for basic resources has long been a source of wonder and inspiration to ecologists. To sort out, among the many coexistence mechanisms suggested by theory and experiments, which ones actually maintain diversity in natural ecosystems, long-term field studies are paramount. </text:p>
      <text:p text:style-name="P3">2 Here, we analyse a large dataset of phytoplankton abundance time series, counted every two weeks over 20 years, at 10 sites along the French coastline. We estimate biotic interaction networks using dynamic, multispecies autoregressive models, also accounting for abiotic variables that may drive part of the phytoplankton fluctuations. We then search for patterns relating interaction network metrics and community dynamics and <text:span text:style-name="T2">compare them to values found in the literature.</text:span></text:p>
      <text:p text:style-name="P4">3-We show that a strong self-regulation, with competition strength within a <text:span text:style-name="T3">taxon (genus)</text:span> an order of magnitude higher than between <text:span text:style-name="T4">taxa</text:span>, was present in all phytoplanktonic interaction networks. This much weaker intergenus competition suggests that niche differentiation - rather than neutrality - is commonplace in phytoplankton. Furthermore, interaction networks are dominated by positive net effects between phytoplanktonic taxa (above 50% of non-zero interactions on average). <text:span text:style-name="T4">While network stability (sensu resilience) was unrelated to complexity measures</text:span>, we unveil links between self-regulation, intergenus interaction strengths and abundance. The less common taxa tend to be more strongly self-regulated and can therefore maintain in spite of competition with abundant ones. Strong self-regulation, widespread net facilitation and a covariance between intra- and inter-taxa interaction strengths should therefore be key features of coexistence mechanisms intending to explain phytoplankton diversity maintenance.</text:p>
      <text:p text:style-name="P5">4Synth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alie Picoche</meta:initial-creator>
    <meta:creation-date>2019-06-26T15:16:30.633567329</meta:creation-date>
    <dc:date>2019-06-26T15:35:06.139643126</dc:date>
    <dc:creator>Coralie Picoche</dc:creator>
    <meta:editing-duration>PT18M33S</meta:editing-duration>
    <meta:editing-cycles>7</meta:editing-cycles>
    <meta:generator>LibreOffice/5.1.6.2$Linux_X86_64 LibreOffice_project/10m0$Build-2</meta:generator>
    <meta:document-statistic meta:table-count="0" meta:image-count="0" meta:object-count="0" meta:page-count="1" meta:paragraph-count="9" meta:word-count="514" meta:character-count="3742" meta:non-whitespace-character-count="3236"/>
  </office:meta>
</office:document-meta>
</file>